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'Times New Roman'" style:font-family-generic="roman" style:font-pitch="variable" fo:font-size="12pt" style:text-underline-style="solid" style:text-underline-width="auto" style:text-underline-color="font-color" style:font-size-asian="12pt" style:font-size-complex="12pt"/>
    </style:style>
    <style:style style:name="P3" style:family="paragraph">
      <style:text-properties fo:font-family="'Times New Roman'" style:font-family-generic="roman" style:font-pitch="variable" fo:font-size="12pt" style:font-size-asian="12pt" style:font-size-complex="12pt"/>
    </style:style>
    <style:style style:name="P4" style:family="paragraph">
      <style:paragraph-properties fo:text-align="center"/>
    </style:style>
    <style:style style:name="T1" style:family="text">
      <style:text-properties fo:font-family="'Times New Roman'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T2" style:family="text">
      <style:text-properties fo:font-family="'Times New Roman'" style:font-family-generic="roman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ClassName" draw:style-name="SolidLine" draw:text-style-name="P2" xml:id="id1" draw:id="id1" draw:layer="layout" svg:width="2.538cm" svg:height="1.888cm" svg:x="2.316cm" svg:y="1.645cm">
          <text:p text:style-name="P1"><text:span text:style-name="T1">Perceptron</text:span></text:p>
          <draw:enhanced-geometry svg:viewBox="0 0 1000 404" draw:mirror-horizontal="false" draw:mirror-vertical="false" draw:text-areas="0 0 1000 404" draw:type="NonPrimitive" draw:enhanced-path="M 1000 404 L 1000 0 0 0 0 404 Z"/>
        </draw:custom-shape>
        <draw:custom-shape draw:name="ClassName" draw:style-name="SolidLine" draw:text-style-name="P2" xml:id="id4" draw:id="id4" draw:layer="layout" svg:width="4.352cm" svg:height="1.887cm" svg:x="7.705cm" svg:y="7.975cm">
          <text:p text:style-name="P1"><text:span text:style-name="T1">NeuralNetwork</text:span></text:p>
          <draw:enhanced-geometry svg:viewBox="0 0 1000 404" draw:mirror-horizontal="false" draw:mirror-vertical="false" draw:text-areas="0 0 1000 404" draw:type="NonPrimitive" draw:enhanced-path="M 1000 404 L 1000 0 0 0 0 404 Z"/>
        </draw:custom-shape>
        <draw:frame draw:style-name="gr1" draw:text-style-name="P3" draw:layer="layout" svg:width="1.539cm" svg:height="0.734cm" svg:x="3.71cm" svg:y="3.626cm">
          <draw:text-box>
            <text:p><text:span text:style-name="T2">builds</text:span></text:p>
          </draw:text-box>
        </draw:frame>
        <draw:custom-shape draw:name="ClassName" draw:style-name="SolidLine" draw:text-style-name="P2" xml:id="id2" draw:id="id2" draw:layer="layout" svg:width="3.81cm" svg:height="1.888cm" svg:x="1.665cm" svg:y="4.833cm">
          <text:p text:style-name="P1"><text:span text:style-name="T1">PerceptronLayer</text:span></text:p>
          <draw:enhanced-geometry svg:viewBox="0 0 1000 404" draw:mirror-horizontal="false" draw:mirror-vertical="false" draw:text-areas="0 0 1000 404" draw:type="NonPrimitive" draw:enhanced-path="M 1000 404 L 1000 0 0 0 0 404 Z"/>
        </draw:custom-shape>
        <draw:custom-shape draw:name="ClassName" draw:style-name="SolidLine" draw:text-style-name="P2" xml:id="id3" draw:id="id3" draw:layer="layout" svg:width="4.166cm" svg:height="1.888cm" svg:x="1.5cm" svg:y="7.961cm">
          <text:p text:style-name="P1"><text:span text:style-name="T1">MultilayerPerceptron</text:span></text:p>
          <draw:enhanced-geometry svg:viewBox="0 0 1000 404" draw:mirror-horizontal="false" draw:mirror-vertical="false" draw:text-areas="0 0 1000 404" draw:type="NonPrimitive" draw:enhanced-path="M 1000 404 L 1000 0 0 0 0 404 Z"/>
        </draw:custom-shape>
        <draw:connector draw:style-name="gr2" draw:text-style-name="P4" draw:layer="layout" draw:type="line" svg:x1="3.585cm" svg:y1="3.533cm" svg:x2="3.57cm" svg:y2="4.833cm" draw:start-shape="id1" draw:start-glue-point="2" draw:end-shape="id2" draw:end-glue-point="0" svg:d="m3585 3533-15 1300">
          <text:p/>
        </draw:connector>
        <draw:connector draw:style-name="gr2" draw:text-style-name="P4" draw:layer="layout" draw:type="line" svg:x1="3.57cm" svg:y1="6.721cm" svg:x2="3.583cm" svg:y2="7.961cm" draw:start-shape="id2" draw:start-glue-point="2" draw:end-shape="id3" draw:end-glue-point="0" svg:d="m3570 6721 13 1240">
          <text:p/>
        </draw:connector>
        <draw:connector draw:style-name="gr2" draw:text-style-name="P4" draw:layer="layout" draw:type="line" svg:x1="5.666cm" svg:y1="8.905cm" svg:x2="7.705cm" svg:y2="8.918cm" draw:start-shape="id3" draw:start-glue-point="1" draw:end-shape="id4" svg:d="m5666 8905 2039 13">
          <text:p/>
        </draw:connector>
        <draw:custom-shape draw:name="ClassName" draw:style-name="SolidLine" draw:text-style-name="P2" xml:id="id5" draw:id="id5" draw:layer="layout" svg:width="2.538cm" svg:height="1.888cm" svg:x="15.781cm" svg:y="1.657cm">
          <text:p text:style-name="P1"><text:span text:style-name="T1">ScalingLayer</text:span></text:p>
          <draw:enhanced-geometry svg:viewBox="0 0 1000 404" draw:mirror-horizontal="false" draw:mirror-vertical="false" draw:text-areas="0 0 1000 404" draw:type="NonPrimitive" draw:enhanced-path="M 1000 404 L 1000 0 0 0 0 404 Z"/>
        </draw:custom-shape>
        <draw:custom-shape draw:name="ClassName" draw:style-name="SolidLine" draw:text-style-name="P2" xml:id="id6" draw:id="id6" draw:layer="layout" svg:width="3.219cm" svg:height="1.888cm" svg:x="15.561cm" svg:y="4.185cm">
          <text:p text:style-name="P1"><text:span text:style-name="T1">UnscalingLayer</text:span></text:p>
          <draw:enhanced-geometry svg:viewBox="0 0 1000 404" draw:mirror-horizontal="false" draw:mirror-vertical="false" draw:text-areas="0 0 1000 404" draw:type="NonPrimitive" draw:enhanced-path="M 1000 404 L 1000 0 0 0 0 404 Z"/>
        </draw:custom-shape>
        <draw:custom-shape draw:name="ClassName" draw:style-name="SolidLine" draw:text-style-name="P2" xml:id="id7" draw:id="id7" draw:layer="layout" svg:width="3.44cm" svg:height="1.888cm" svg:x="15.505cm" svg:y="6.709cm">
          <text:p text:style-name="P1"><text:span text:style-name="T1">ConditionsLayer</text:span></text:p>
          <draw:enhanced-geometry svg:viewBox="0 0 1000 404" draw:mirror-horizontal="false" draw:mirror-vertical="false" draw:text-areas="0 0 1000 404" draw:type="NonPrimitive" draw:enhanced-path="M 1000 404 L 1000 0 0 0 0 404 Z"/>
        </draw:custom-shape>
        <draw:custom-shape draw:name="ClassName" draw:style-name="SolidLine" draw:text-style-name="P2" xml:id="id9" draw:id="id9" draw:layer="layout" svg:width="3.191cm" svg:height="1.888cm" svg:x="15.589cm" svg:y="11.789cm">
          <text:p text:style-name="P1"><text:span text:style-name="T1">BoundingLayer</text:span></text:p>
          <draw:enhanced-geometry svg:viewBox="0 0 1000 404" draw:mirror-horizontal="false" draw:mirror-vertical="false" draw:text-areas="0 0 1000 404" draw:type="NonPrimitive" draw:enhanced-path="M 1000 404 L 1000 0 0 0 0 404 Z"/>
        </draw:custom-shape>
        <draw:custom-shape draw:name="ClassName" draw:style-name="SolidLine" draw:text-style-name="P2" xml:id="id8" draw:id="id8" draw:layer="layout" svg:width="3.87cm" svg:height="1.888cm" svg:x="15.545cm" svg:y="9.309cm">
          <text:p text:style-name="P1"><text:span text:style-name="T1">ProbabilisticLayer</text:span></text:p>
          <draw:enhanced-geometry svg:viewBox="0 0 1000 404" draw:mirror-horizontal="false" draw:mirror-vertical="false" draw:text-areas="0 0 1000 404" draw:type="NonPrimitive" draw:enhanced-path="M 1000 404 L 1000 0 0 0 0 404 Z"/>
        </draw:custom-shape>
        <draw:connector draw:style-name="gr2" draw:text-style-name="P4" draw:layer="layout" draw:type="line" svg:x1="15.781cm" svg:y1="2.601cm" svg:x2="12.057cm" svg:y2="8.918cm" draw:start-shape="id5" draw:start-glue-point="3" draw:end-shape="id4" draw:end-glue-point="1" svg:d="m15781 2601-3724 6317">
          <text:p/>
        </draw:connector>
        <draw:connector draw:style-name="gr2" draw:text-style-name="P4" draw:layer="layout" draw:type="line" svg:x1="15.561cm" svg:y1="5.129cm" svg:x2="12.057cm" svg:y2="8.918cm" draw:start-shape="id6" draw:start-glue-point="3" draw:end-shape="id4" draw:end-glue-point="1" svg:d="m15561 5129-3504 3789">
          <text:p/>
        </draw:connector>
        <draw:connector draw:style-name="gr2" draw:text-style-name="P4" draw:layer="layout" draw:type="line" svg:x1="15.505cm" svg:y1="7.653cm" svg:x2="12.057cm" svg:y2="8.918cm" draw:start-shape="id7" draw:start-glue-point="3" draw:end-shape="id4" draw:end-glue-point="1" svg:d="m15505 7653-3448 1265">
          <text:p/>
        </draw:connector>
        <draw:connector draw:style-name="gr2" draw:text-style-name="P4" draw:layer="layout" draw:type="line" svg:x1="15.545cm" svg:y1="10.253cm" svg:x2="12.057cm" svg:y2="8.918cm" draw:start-shape="id8" draw:start-glue-point="3" draw:end-shape="id4" svg:d="m15545 10253-3488-1335">
          <text:p/>
        </draw:connector>
        <draw:connector draw:style-name="gr2" draw:text-style-name="P4" draw:layer="layout" draw:type="line" svg:x1="15.589cm" svg:y1="12.733cm" svg:x2="12.057cm" svg:y2="8.918cm" draw:start-shape="id9" draw:start-glue-point="3" draw:end-shape="id4" svg:d="m15589 12733-3532-3815">
          <text:p/>
        </draw:connector>
        <draw:custom-shape draw:name="ClassName" draw:style-name="SolidLine" draw:text-style-name="P2" xml:id="id10" draw:id="id10" draw:layer="layout" svg:width="5.067cm" svg:height="1.888cm" svg:x="14.348cm" svg:y="14.357cm">
          <text:p text:style-name="P1"><text:span text:style-name="T1">IndependentParameters</text:span></text:p>
          <draw:enhanced-geometry svg:viewBox="0 0 1000 404" draw:mirror-horizontal="false" draw:mirror-vertical="false" draw:text-areas="0 0 1000 404" draw:type="NonPrimitive" draw:enhanced-path="M 1000 404 L 1000 0 0 0 0 404 Z"/>
        </draw:custom-shape>
        <draw:connector draw:style-name="gr2" draw:text-style-name="P4" draw:layer="layout" draw:type="line" svg:x1="14.348cm" svg:y1="15.301cm" svg:x2="12.057cm" svg:y2="8.919cm" draw:start-shape="id10" svg:d="m14348 15301-2291-6382">
          <text:p/>
        </draw:connector>
        <draw:frame draw:style-name="gr1" draw:text-style-name="P3" draw:layer="layout" svg:width="1.539cm" svg:height="0.734cm" svg:x="3.711cm" svg:y="6.826cm">
          <draw:text-box>
            <text:p><text:span text:style-name="T2">builds</text:span></text:p>
          </draw:text-box>
        </draw:frame>
        <draw:frame draw:style-name="gr1" draw:text-style-name="P3" draw:layer="layout" svg:width="1.539cm" svg:height="0.734cm" svg:x="5.864cm" svg:y="9.05cm">
          <draw:text-box>
            <text:p><text:span text:style-name="T2">builds</text:span></text:p>
          </draw:text-box>
        </draw:frame>
        <draw:frame draw:style-name="gr1" draw:text-style-name="P3" draw:layer="layout" svg:width="1.713cm" svg:height="0.734cm" svg:x="13.765cm" svg:y="2.254cm">
          <draw:text-box>
            <text:p><text:span text:style-name="T2">Builds </text:span></text:p>
          </draw:text-box>
        </draw:frame>
        <draw:frame draw:style-name="gr1" draw:text-style-name="P3" draw:layer="layout" svg:width="1.713cm" svg:height="0.734cm" svg:x="13.766cm" svg:y="5.254cm">
          <draw:text-box>
            <text:p><text:span text:style-name="T2">Builds </text:span></text:p>
          </draw:text-box>
        </draw:frame>
        <draw:frame draw:style-name="gr1" draw:text-style-name="P3" draw:layer="layout" svg:width="1.713cm" svg:height="0.734cm" svg:x="13.567cm" svg:y="8.254cm">
          <draw:text-box>
            <text:p><text:span text:style-name="T2">Builds </text:span></text:p>
          </draw:text-box>
        </draw:frame>
        <draw:frame draw:style-name="gr1" draw:text-style-name="P3" draw:layer="layout" svg:width="1.713cm" svg:height="0.734cm" svg:x="12.568cm" svg:y="14.954cm">
          <draw:text-box>
            <text:p><text:span text:style-name="T2">Builds </text:span></text:p>
          </draw:text-box>
        </draw:frame>
        <draw:frame draw:style-name="gr1" draw:text-style-name="P3" draw:layer="layout" svg:width="1.713cm" svg:height="0.734cm" svg:x="13.769cm" svg:y="12.354cm">
          <draw:text-box>
            <text:p><text:span text:style-name="T2">Builds </text:span></text:p>
          </draw:text-box>
        </draw:frame>
        <draw:frame draw:style-name="gr1" draw:text-style-name="P3" draw:layer="layout" svg:width="1.713cm" svg:height="0.734cm" svg:x="13.722cm" svg:y="9.898cm">
          <draw:text-box>
            <text:p><text:span text:style-name="T2">Builds </text:span></text:p>
          </draw:text-box>
        </draw:frame>
        <draw:custom-shape draw:name="ClassName" draw:style-name="SolidLine" draw:text-style-name="P2" xml:id="id11" draw:id="id11" draw:layer="layout" svg:width="5.401cm" svg:height="1.888cm" svg:x="7.192cm" svg:y="12.415cm">
          <text:p text:style-name="P1"><text:span text:style-name="T1">InputsOutputsInformation</text:span></text:p>
          <draw:enhanced-geometry svg:viewBox="0 0 1000 404" draw:mirror-horizontal="false" draw:mirror-vertical="false" draw:text-areas="0 0 1000 404" draw:type="NonPrimitive" draw:enhanced-path="M 1000 404 L 1000 0 0 0 0 404 Z"/>
        </draw:custom-shape>
        <draw:connector draw:style-name="gr2" draw:text-style-name="P4" draw:layer="layout" draw:type="line" svg:x1="9.892cm" svg:y1="12.415cm" svg:x2="9.881cm" svg:y2="9.862cm" draw:start-shape="id11" draw:start-glue-point="0" draw:end-shape="id4" svg:d="m9892 12415-11-255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lackWhite" style:family="graphic" style:parent-style-name="standard">
      <style:graphic-properties draw:stroke="solid" svg:stroke-width="0cm" svg:stroke-color="#000000" draw:marker-start-width="0.3cm" draw:marker-start-center="false" draw:marker-end-width="0.3cm" draw:marker-end-center="false" draw:fill="solid" draw:fill-color="#000000" draw:secondary-fill-color="#ff0000" fo:padding-top="0.125cm" fo:padding-bottom="0.125cm" fo:padding-left="0.25cm" fo:padding-right="0.25cm" draw:shadow="hidden" draw:shadow-offset-x="0.3cm" draw:shadow-offset-y="0.3cm" draw:shadow-color="#808080"/>
    </style:style>
    <style:style style:name="SolidLine" style:family="graphic" style:parent-style-name="standard">
      <style:graphic-properties draw:stroke="solid" draw:stroke-dash="Dash_20_2" svg:stroke-color="#000000" draw:fill-color="#ffffff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wrap-option="no-wrap"/>
      <style:text-properties style:use-window-font-color="true" fo:font-size="9pt" style:font-size-asian="9pt" style:font-size-complex="9pt" style:language-complex="zxx" style:country-complex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Roberto Lopez</meta:initial-creator>
    <meta:creation-date>2010-11-22T17:37:45</meta:creation-date>
    <meta:generator>OpenOffice.org/3.3$Win32 OpenOffice.org_project/330m20$Build-9567</meta:generator>
    <dc:date>2012-06-04T20:24:56.80</dc:date>
    <meta:editing-duration>PT3H26M10S</meta:editing-duration>
    <meta:editing-cycles>22</meta:editing-cycles>
    <meta:document-statistic meta:object-count="30"/>
  </office:meta>
</office:document-meta>
</file>